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80000000DD8384DC03F8C86393.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ing_20_1">
      <style:paragraph-properties fo:break-before="page"/>
      <style:text-properties fo:language="fr" fo:country="FR"/>
    </style:style>
    <style:style style:name="P2" style:family="paragraph" style:parent-style-name="Heading_20_1">
      <style:paragraph-properties fo:break-before="page"/>
      <style:text-properties fo:language="fr" fo:country="FR" officeooo:rsid="0007ac95" officeooo:paragraph-rsid="0007ac95"/>
    </style:style>
    <style:style style:name="P3" style:family="paragraph" style:parent-style-name="Text_20_body">
      <style:text-properties officeooo:paragraph-rsid="0007ac95"/>
    </style:style>
    <style:style style:name="P4" style:family="paragraph" style:parent-style-name="Text_20_body">
      <style:text-properties officeooo:paragraph-rsid="000985f4"/>
    </style:style>
    <style:style style:name="P5" style:family="paragraph" style:parent-style-name="Text_20_body" style:list-style-name="L1">
      <style:text-properties fo:language="fr" fo:country="FR" officeooo:rsid="000a947e" officeooo:paragraph-rsid="000a947e"/>
    </style:style>
    <style:style style:name="P6" style:family="paragraph" style:parent-style-name="Text_20_body">
      <style:text-properties fo:language="fr" fo:country="FR" officeooo:paragraph-rsid="0007ac95"/>
    </style:style>
    <style:style style:name="P7" style:family="paragraph" style:parent-style-name="Text_20_body">
      <style:text-properties fo:language="fr" fo:country="FR" officeooo:paragraph-rsid="000985f4"/>
    </style:style>
    <style:style style:name="P8" style:family="paragraph" style:parent-style-name="Text_20_body" style:list-style-name="L1">
      <style:text-properties fo:language="fr" fo:country="FR" officeooo:rsid="000b8026" officeooo:paragraph-rsid="000b8026"/>
    </style:style>
    <style:style style:name="P9" style:family="paragraph" style:parent-style-name="Text_20_body" style:list-style-name="L1">
      <style:text-properties fo:language="fr" fo:country="FR" officeooo:rsid="000c5934" officeooo:paragraph-rsid="000c5934"/>
    </style:style>
    <style:style style:name="P10" style:family="paragraph" style:parent-style-name="Text_20_body" style:list-style-name="L1">
      <style:text-properties fo:language="fr" fo:country="FR" officeooo:rsid="000dd221" officeooo:paragraph-rsid="000dd221"/>
    </style:style>
    <style:style style:name="P11" style:family="paragraph" style:parent-style-name="Text_20_body">
      <style:text-properties fo:language="fr" fo:country="FR" officeooo:rsid="000985f4" officeooo:paragraph-rsid="0010de84"/>
    </style:style>
    <style:style style:name="P12" style:family="paragraph" style:parent-style-name="Text_20_body" style:list-style-name="L2">
      <style:text-properties officeooo:rsid="000e55a1" officeooo:paragraph-rsid="000e55a1"/>
    </style:style>
    <style:style style:name="P13" style:family="paragraph" style:parent-style-name="Text_20_body" style:list-style-name="L2">
      <style:text-properties officeooo:rsid="000f3958" officeooo:paragraph-rsid="000f3958"/>
    </style:style>
    <style:style style:name="P14" style:family="paragraph" style:parent-style-name="Text_20_body">
      <style:text-properties officeooo:paragraph-rsid="0010de84"/>
    </style:style>
    <style:style style:name="P15" style:family="paragraph" style:parent-style-name="Text_20_body" style:list-style-name="L3">
      <style:text-properties officeooo:rsid="001625f7" officeooo:paragraph-rsid="001625f7"/>
    </style:style>
    <style:style style:name="P16" style:family="paragraph" style:parent-style-name="Text_20_body" style:list-style-name="L5">
      <style:text-properties officeooo:rsid="00171354" officeooo:paragraph-rsid="00171354"/>
    </style:style>
    <style:style style:name="P17" style:family="paragraph" style:parent-style-name="Text_20_body" style:list-style-name="L3">
      <style:text-properties officeooo:rsid="00184eff" officeooo:paragraph-rsid="00184eff"/>
    </style:style>
    <style:style style:name="P18" style:family="paragraph" style:parent-style-name="Text_20_body">
      <style:text-properties officeooo:paragraph-rsid="001eef69"/>
    </style:style>
    <style:style style:name="P19" style:family="paragraph" style:parent-style-name="Text_20_body">
      <style:text-properties officeooo:paragraph-rsid="001fdd68"/>
    </style:style>
    <style:style style:name="P20" style:family="paragraph" style:parent-style-name="Text_20_body">
      <style:text-properties officeooo:paragraph-rsid="00214605"/>
    </style:style>
    <style:style style:name="P21" style:family="paragraph" style:parent-style-name="Text_20_body">
      <style:text-properties officeooo:paragraph-rsid="0022f99a"/>
    </style:style>
    <style:style style:name="P22" style:family="paragraph" style:parent-style-name="Heading_20_2">
      <style:text-properties fo:language="fr" fo:country="FR" officeooo:rsid="000985f4" officeooo:paragraph-rsid="000985f4"/>
    </style:style>
    <style:style style:name="P23" style:family="paragraph" style:parent-style-name="Heading_20_2">
      <style:text-properties fo:language="fr" fo:country="FR" officeooo:rsid="000985f4" officeooo:paragraph-rsid="0010de84"/>
    </style:style>
    <style:style style:name="P24" style:family="paragraph" style:parent-style-name="Heading_20_2">
      <style:text-properties fo:language="fr" fo:country="FR" officeooo:rsid="0007ac95" officeooo:paragraph-rsid="0007ac95"/>
    </style:style>
    <style:style style:name="P25" style:family="paragraph" style:parent-style-name="Heading_20_2">
      <style:text-properties officeooo:rsid="001eef69" officeooo:paragraph-rsid="001eef69"/>
    </style:style>
    <style:style style:name="P26" style:family="paragraph" style:parent-style-name="Contents_20_Heading">
      <style:paragraph-properties fo:break-before="page"/>
    </style:style>
    <style:style style:name="P27" style:family="paragraph" style:parent-style-name="Title">
      <style:text-properties fo:font-size="28pt" fo:language="fr" fo:country="FR" officeooo:rsid="0007ac95" officeooo:paragraph-rsid="0007ac95" style:font-size-asian="28pt" style:font-size-complex="28pt"/>
    </style:style>
    <style:style style:name="P28" style:family="paragraph" style:parent-style-name="Title">
      <style:text-properties fo:language="fr" fo:country="FR" officeooo:rsid="0007ac95" officeooo:paragraph-rsid="0007ac95"/>
    </style:style>
    <style:style style:name="P29" style:family="paragraph" style:parent-style-name="Heading_20_5">
      <style:text-properties fo:language="fr" fo:country="FR" officeooo:rsid="000985f4" officeooo:paragraph-rsid="0010de84"/>
    </style:style>
    <style:style style:name="P30" style:family="paragraph" style:parent-style-name="Footer">
      <style:paragraph-properties fo:text-align="start" style:justify-single-word="false"/>
      <style:text-properties fo:language="fr" fo:country="FR" officeooo:rsid="0007ac95" officeooo:paragraph-rsid="0007ac95"/>
    </style:style>
    <style:style style:name="P31" style:family="paragraph" style:parent-style-name="Header">
      <style:text-properties fo:language="fr" fo:country="FR"/>
    </style:style>
    <style:style style:name="P32" style:family="paragraph" style:parent-style-name="Contents_20_2">
      <style:paragraph-properties>
        <style:tab-stops>
          <style:tab-stop style:position="6.4965in" style:type="right" style:leader-style="dotted" style:leader-text="."/>
        </style:tab-stops>
      </style:paragraph-properties>
    </style:style>
    <style:style style:name="P33"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style:font-name="Calibri"/>
    </style:style>
    <style:style style:name="T2" style:family="text">
      <style:text-properties officeooo:rsid="000a947e"/>
    </style:style>
    <style:style style:name="T3" style:family="text">
      <style:text-properties fo:language="fr" fo:country="FR"/>
    </style:style>
    <style:style style:name="T4" style:family="text">
      <style:text-properties fo:language="fr" fo:country="FR" officeooo:rsid="000985f4"/>
    </style:style>
    <style:style style:name="T5" style:family="text">
      <style:text-properties fo:language="fr" fo:country="FR" officeooo:rsid="000e55a1"/>
    </style:style>
    <style:style style:name="T6" style:family="text">
      <style:text-properties fo:language="fr" fo:country="FR" officeooo:rsid="00119538"/>
    </style:style>
    <style:style style:name="T7" style:family="text">
      <style:text-properties fo:language="fr" fo:country="FR" officeooo:rsid="00148cb1"/>
    </style:style>
    <style:style style:name="T8" style:family="text">
      <style:text-properties fo:language="fr" fo:country="FR" officeooo:rsid="0015e0f8"/>
    </style:style>
    <style:style style:name="T9" style:family="text">
      <style:text-properties fo:language="fr" fo:country="FR" officeooo:rsid="0007ac95"/>
    </style:style>
    <style:style style:name="T10" style:family="text">
      <style:text-properties fo:language="fr" fo:country="FR" officeooo:rsid="00192450"/>
    </style:style>
    <style:style style:name="T11" style:family="text">
      <style:text-properties fo:language="fr" fo:country="FR" officeooo:rsid="001b14e4"/>
    </style:style>
    <style:style style:name="T12" style:family="text">
      <style:text-properties officeooo:rsid="000c5934"/>
    </style:style>
    <style:style style:name="T13" style:family="text">
      <style:text-properties officeooo:rsid="000da40f"/>
    </style:style>
    <style:style style:name="T14" style:family="text">
      <style:text-properties officeooo:rsid="000f35b9"/>
    </style:style>
    <style:style style:name="T15" style:family="text">
      <style:text-properties officeooo:rsid="0010de84"/>
    </style:style>
    <style:style style:name="T16" style:family="text">
      <style:text-properties officeooo:rsid="00184475"/>
    </style:style>
    <style:style style:name="T17" style:family="text">
      <style:text-properties officeooo:rsid="001fdd68"/>
    </style:style>
    <style:style style:name="T18" style:family="text">
      <style:text-properties officeooo:rsid="0020fd92"/>
    </style:style>
    <style:style style:name="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8"/>
      <text:p text:style-name="P28"/>
      <text:p text:style-name="P27"><text:span text:style-name="T1">Manuel de reprise de code </text:span></text:p>
      <text:p text:style-name="P27"><text:span text:style-name="T1">Application ProfileBuilder pour CozyV3</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Table of Contents</text:p>
          </text:index-title>
          <text:p text:style-name="P33"><text:a xlink:type="simple" xlink:href="#__RefHeading___Toc2011_832025744" text:style-name="Index_20_Link" text:visited-style-name="Index_20_Link">1 – Architecture fichiers<text:tab/>3</text:a></text:p>
          <text:p text:style-name="P32"><text:a xlink:type="simple" xlink:href="#__RefHeading___Toc2128_832025744" text:style-name="Index_20_Link" text:visited-style-name="Index_20_Link">1.1 – Fichiers de la racine<text:tab/>3</text:a></text:p>
          <text:p text:style-name="P32"><text:a xlink:type="simple" xlink:href="#__RefHeading___Toc2130_832025744" text:style-name="Index_20_Link" text:visited-style-name="Index_20_Link">1.2 – Dossier CSS<text:tab/>3</text:a></text:p>
          <text:p text:style-name="P32"><text:a xlink:type="simple" xlink:href="#__RefHeading___Toc2245_832025744" text:style-name="Index_20_Link" text:visited-style-name="Index_20_Link">1.3 – Dossier JS<text:tab/>4</text:a></text:p>
          <text:p text:style-name="P32"><text:a xlink:type="simple" xlink:href="#__RefHeading___Toc2247_832025744" text:style-name="Index_20_Link" text:visited-style-name="Index_20_Link">1.4 – Dossier IMG<text:tab/>4</text:a></text:p>
          <text:p text:style-name="P32"><text:a xlink:type="simple" xlink:href="#__RefHeading___Toc2138_832025744" text:style-name="Index_20_Link" text:visited-style-name="Index_20_Link">1.6 – Dossier Fonts<text:tab/>4</text:a></text:p>
          <text:p text:style-name="P33"><text:a xlink:type="simple" xlink:href="#__RefHeading___Toc2013_832025744" text:style-name="Index_20_Link" text:visited-style-name="Index_20_Link">2 – Outils utilisés<text:tab/>5</text:a></text:p>
          <text:p text:style-name="P32"><text:a xlink:type="simple" xlink:href="#__RefHeading___Toc2015_832025744" text:style-name="Index_20_Link" text:visited-style-name="Index_20_Link">2.1 – Bibliothèques<text:tab/>5</text:a></text:p>
          <text:p text:style-name="P32"><text:a xlink:type="simple" xlink:href="#__RefHeading___Toc2017_832025744" text:style-name="Index_20_Link" text:visited-style-name="Index_20_Link">2.2 – Framework<text:tab/>5</text:a></text:p>
          <text:p text:style-name="P33"><text:a xlink:type="simple" xlink:href="#__RefHeading___Toc2019_832025744" text:style-name="Index_20_Link" text:visited-style-name="Index_20_Link">3 – My-app.js<text:tab/>6</text:a></text:p>
          <text:p text:style-name="P32"><text:a xlink:type="simple" xlink:href="#__RefHeading___Toc2422_832025744" text:style-name="Index_20_Link" text:visited-style-name="Index_20_Link">3.1 – UpdateDocumentList<text:tab/>6</text:a></text:p>
          <text:p text:style-name="P32"><text:a xlink:type="simple" xlink:href="#__RefHeading___Toc2424_832025744" text:style-name="Index_20_Link" text:visited-style-name="Index_20_Link">3.1 – Sushis<text:tab/>6</text:a></text:p>
          <text:p text:style-name="P32"><text:a xlink:type="simple" xlink:href="#__RefHeading___Toc2426_832025744" text:style-name="Index_20_Link" text:visited-style-name="Index_20_Link">3.1 – RenderUser<text:tab/>6</text:a></text:p>
          <text:p text:style-name="P32"><text:a xlink:type="simple" xlink:href="#__RefHeading___Toc2428_832025744" text:style-name="Index_20_Link" text:visited-style-name="Index_20_Link">3.1 – RenderPosts<text:tab/>6</text:a></text:p>
          <text:p text:style-name="P32"><text:a xlink:type="simple" xlink:href="#__RefHeading___Toc2430_832025744" text:style-name="Index_20_Link" text:visited-style-name="Index_20_Link">3.1 – RenderQuestionnaire<text:tab/>7</text:a></text:p>
          <text:p text:style-name="P32"><text:a xlink:type="simple" xlink:href="#__RefHeading___Toc2432_832025744" text:style-name="Index_20_Link" text:visited-style-name="Index_20_Link">3.1 – SerieTemporelle<text:tab/>7</text:a></text:p>
          <text:p text:style-name="P32"><text:a xlink:type="simple" xlink:href="#__RefHeading___Toc2434_832025744" text:style-name="Index_20_Link" text:visited-style-name="Index_20_Link">3.1 – Calcul_prefs<text:tab/>7</text:a></text:p>
        </text:index-body>
      </text:table-of-content>
      <text:p text:style-name="P6"/>
      <text:h text:style-name="P1" text:outline-level="1"><text:bookmark-start text:name="__RefHeading___Toc2011_832025744"/>1 – Architecture fichiers<text:bookmark-end text:name="__RefHeading___Toc2011_832025744"/></text:h>
      <text:h text:style-name="P22" text:outline-level="2"><text:bookmark-start text:name="__RefHeading___Toc2128_832025744"/>1.1 – Fichiers de la racine<text:bookmark-end text:name="__RefHeading___Toc2128_832025744"/></text:h>
      <text:p text:style-name="P7"/>
      <text:p text:style-name="P7"><text:tab/><text:span text:style-name="T2">Fichiers à la racine de l’application :</text:span></text:p>
      <text:p text:style-name="P7"/>
      <text:list xml:id="list5907918875960957065" text:style-name="L1">
        <text:list-item>
          <text:p text:style-name="P5">cozy-client.js : API proposée par Cozy pour interagir avec le Data System, afin de récupérer les données stockées dans CouchDB.</text:p>
        </text:list-item>
        <text:list-item>
          <text:p text:style-name="P8">index.html : Fichier HTML de correspondant à l’application, il est unique car il s’agit d’une single page application. <text:span text:style-name="T12">Il regroupe les imports des bibliothèques, plugins, css etc… Il est divisé en deux grandes parties, l’une pour l’affichage des informations personnelles de l’utilisateur et la seconde qui est un carrousel regroupant les préférences de l’utilisateur par rapport aux différents jeux de données.</text:span></text:p>
        </text:list-item>
        <text:list-item>
          <text:p text:style-name="P9">manifest.webapp : C’est un fichier json regroupant les principales informations de l’application, il est nécessaire afin de pouvoir installer l’application au travers du store de Cozy. On y trouve les informations liées au développeur(s) et les au<text:span text:style-name="T13">t</text:span>orisations que possède l’application sur les données stockées sur le Cozy.</text:p>
        </text:list-item>
        <text:list-item>
          <text:p text:style-name="P10">README.md : Fichier texte utile pour décrire l’application.</text:p>
        </text:list-item>
        <text:list-item>
          <text:p text:style-name="P10"/>
        </text:list-item>
      </text:list>
      <text:h text:style-name="P22" text:outline-level="2"><text:bookmark-start text:name="__RefHeading___Toc2130_832025744"/>1.2 – Dossier CSS<text:bookmark-end text:name="__RefHeading___Toc2130_832025744"/></text:h>
      <text:p text:style-name="P4"><text:span text:style-name="T4"/></text:p>
      <text:p text:style-name="P4"><text:span text:style-name="T4"><text:tab/></text:span><text:span text:style-name="T5">Dossier regroupant les différents fichiers CSS :</text:span></text:p>
      <text:p text:style-name="P4"><text:span text:style-name="T5"/></text:p>
      <text:list xml:id="list5127999125980025532" text:style-name="L2">
        <text:list-item>
          <text:p text:style-name="P12"><text:span text:style-name="T3">Bootstrap : Ce sont les CSS indispensable au bon fonctionnement du framework.</text:span></text:p>
        </text:list-item>
        <text:list-item>
          <text:p text:style-name="P13"><text:span text:style-name="T3">app.css : CSS de l’application pour la disposition des éléments, le style de la police ou encore le contrôle des animations.</text:span></text:p>
        </text:list-item>
      </text:list>
      <text:h text:style-name="P23" text:outline-level="2"><text:bookmark-start text:name="__RefHeading___Toc2245_832025744"/><text:soft-page-break/>1.3 – Dossier JS<text:bookmark-end text:name="__RefHeading___Toc2245_832025744"/></text:h>
      <text:h text:style-name="P29" text:outline-level="5"/>
      <text:p text:style-name="P11"><text:tab/><text:span text:style-name="T15">Dossier regroupant les codes source des bibliothèques et framework afin de fonctionner en local. Ainsi que le fichier JavaScript de l’application qui exécute les requêtes et calcul les préférences, ce dernier sera explicité plus tard.</text:span></text:p>
      <text:p text:style-name="P11"/>
      <text:h text:style-name="P23" text:outline-level="2"><text:bookmark-start text:name="__RefHeading___Toc2247_832025744"/>1.4 – Dossier IMG<text:bookmark-end text:name="__RefHeading___Toc2247_832025744"/></text:h>
      <text:p text:style-name="P14"><text:span text:style-name="T4"/></text:p>
      <text:p text:style-name="P14"><text:span text:style-name="T4"><text:tab/></text:span><text:span text:style-name="T6">Dossier regroupant les différentes illustrations présentes dans l’application, elles sont toutes libre de modification et de réutilisation.</text:span></text:p>
      <text:p text:style-name="P4"><text:span text:style-name="T4"/></text:p>
      <text:h text:style-name="P22" text:outline-level="2"><text:bookmark-start text:name="__RefHeading___Toc2138_832025744"/>1.6 – Dossier Fonts<text:bookmark-end text:name="__RefHeading___Toc2138_832025744"/></text:h>
      <text:p text:style-name="P4"><text:span text:style-name="T4"/></text:p>
      <text:p text:style-name="P4"><text:span text:style-name="T4"><text:tab/></text:span><text:span text:style-name="T7">Dossier où sont stockés les glyphicons, icônes de Bootstrap </text:span><text:span text:style-name="T8">utilisés dans le carrousel.</text:span></text:p>
      <text:h text:style-name="P1" text:outline-level="1"><text:bookmark-start text:name="__RefHeading___Toc2013_832025744"/>2 – Outils utilisés<text:bookmark-end text:name="__RefHeading___Toc2013_832025744"/></text:h>
      <text:h text:style-name="P24" text:outline-level="2"><text:bookmark-start text:name="__RefHeading___Toc2015_832025744"/>2.1 – Bibliothèques<text:bookmark-end text:name="__RefHeading___Toc2015_832025744"/></text:h>
      <text:p text:style-name="P3"><text:span text:style-name="T9"/></text:p>
      <text:list xml:id="list8194641311860811410" text:style-name="L3">
        <text:list-item>
          <text:p text:style-name="P17"><text:span text:style-name="T9">V</text:span><text:span text:style-name="T3">izjs : Permet de transformer un graphe Graphviz, afin qu’il soit compatible et affichable sur un site web ou une application. Utilisé ici pour représenter sous forme de graphes orientés, la hiérarchie entre les préférences.</text:span></text:p>
        </text:list-item>
        <text:list-item>
          <text:p text:style-name="P17"><text:span text:style-name="T9">T</text:span><text:span text:style-name="T3">imelinr : </text:span><text:span text:style-name="T10">Permet de créer des frises chronologique. Utilisé ici pour afficher les graphes de préférences en fonction de période représentant les pics d’activité.</text:span></text:p>
        </text:list-item>
        <text:list-item>
          <text:p text:style-name="P15"><text:span text:style-name="T9">J</text:span><text:span text:style-name="T3">Query : Bibliothèque JavaScript nécessaire au fonctionnement de Bootstrap et de Timelinr.</text:span></text:p>
        </text:list-item>
      </text:list>
      <text:h text:style-name="P24" text:outline-level="2"><text:bookmark-start text:name="__RefHeading___Toc2017_832025744"/>2.2 – <text:span text:style-name="T14">Framework</text:span><text:bookmark-end text:name="__RefHeading___Toc2017_832025744"/></text:h>
      <text:p text:style-name="Text_20_body"/>
      <text:list xml:id="list420222778629074250" text:style-name="L5">
        <text:list-item>
          <text:p text:style-name="P16">Bootstrap : Framework facilitant le rendu, design de l’application, l’affichage dynamique et responsive. Notamment <text:span text:style-name="T16">pour le carrousel.</text:span></text:p>
        </text:list-item>
      </text:list>
      <text:h text:style-name="P2" text:outline-level="1"><text:bookmark-start text:name="__RefHeading___Toc2019_832025744"/>3 – My-app.js<text:bookmark-end text:name="__RefHeading___Toc2019_832025744"/></text:h>
      <text:p text:style-name="P3"><text:span text:style-name="T9"/></text:p>
      <text:p text:style-name="P3"><text:span text:style-name="T9"><text:tab/></text:span><text:span text:style-name="T11">Ce fichier est le cœur de l’application, il effectue les requêtes vers le Data System, exploite les résultats afin de calculer les préférences et en assure l’affichage en créant les graphes nécessaires.</text:span></text:p>
      <text:p text:style-name="P3"><text:span text:style-name="T11"/></text:p>
      <text:h text:style-name="P25" text:outline-level="2"><text:bookmark-start text:name="__RefHeading___Toc2422_832025744"/>3.1 – UpdateDocumentList<text:bookmark-end text:name="__RefHeading___Toc2422_832025744"/></text:h>
      <text:p text:style-name="P18"/>
      <text:p text:style-name="P18"><text:tab/><text:span text:style-name="T17">Cette fonction définit et exécute les requêtes pour récupérer les données concernant un utilisateur du jeu de données StackExchange.</text:span></text:p>
      <text:p text:style-name="P18"/>
      <text:h text:style-name="P25" text:outline-level="2"><text:bookmark-start text:name="__RefHeading___Toc2424_832025744"/>3.1 – Sushis<text:bookmark-end text:name="__RefHeading___Toc2424_832025744"/></text:h>
      <text:p text:style-name="P18"/>
      <text:p text:style-name="P19"><text:span text:style-name="T17"><text:tab/>Cette fonction définit et exécute les requêtes pour récupérer les données concernant un utilisateur du jeu de données Sushis.</text:span></text:p>
      <text:p text:style-name="P18"/>
      <text:h text:style-name="P25" text:outline-level="2"><text:bookmark-start text:name="__RefHeading___Toc2426_832025744"/>3.1 – RenderUser<text:bookmark-end text:name="__RefHeading___Toc2426_832025744"/></text:h>
      <text:p text:style-name="P18"/>
      <text:p text:style-name="P18"><text:tab/><text:span text:style-name="T18">Cette fonction s’occupe de gérer le rendu de la partie profil correspondant au jeu de données StackExchange.</text:span></text:p>
      <text:p text:style-name="P18"/>
      <text:h text:style-name="P25" text:outline-level="2"><text:bookmark-start text:name="__RefHeading___Toc2428_832025744"/>3.1 – RenderPosts<text:bookmark-end text:name="__RefHeading___Toc2428_832025744"/></text:h>
      <text:p text:style-name="P18"/>
      <text:p text:style-name="P20"><text:tab/><text:span text:style-name="T18">Cette fonction s’occupe de gérer le calcul et le rendu de la partie préférences correspondant au jeu de données StackExchange.</text:span></text:p>
      <text:h text:style-name="P25" text:outline-level="2"><text:bookmark-start text:name="__RefHeading___Toc2430_832025744"/><text:soft-page-break/>3.1 – RenderQuestionnaire<text:bookmark-end text:name="__RefHeading___Toc2430_832025744"/></text:h>
      <text:p text:style-name="P18"/>
      <text:p text:style-name="P20"><text:span text:style-name="T18"><text:tab/>Cette fonction s’occupe de gérer le rendu des parties profil et préférences correspondant au jeu de données Sushis.</text:span></text:p>
      <text:p text:style-name="P20"/>
      <text:h text:style-name="P25" text:outline-level="2"><text:bookmark-start text:name="__RefHeading___Toc2432_832025744"/>3.1 – SerieTemporelle<text:bookmark-end text:name="__RefHeading___Toc2432_832025744"/></text:h>
      <text:p text:style-name="P18"/>
      <text:p text:style-name="P20"><text:span text:style-name="T18"><text:tab/>Cette fonction s’occupe de calculer la moyenne et l’écart-type des posts afin d’identifier les pics d’activité correspondant au jeu de données StackExchange.</text:span></text:p>
      <text:h text:style-name="P25" text:outline-level="2"/>
      <text:h text:style-name="P25" text:outline-level="2"><text:bookmark-start text:name="__RefHeading___Toc2434_832025744"/>3.1 – Calcul_prefs<text:bookmark-end text:name="__RefHeading___Toc2434_832025744"/></text:h>
      <text:p text:style-name="P18"/>
      <text:p text:style-name="P21"><text:span text:style-name="T18"><text:tab/>Cette fonction s’occupe de gérer le calcul et le rendu de la partie préférences en fonction des pics d’activité correspondant au jeu de données StackExchan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writing-mode="page"/>
      <style:text-properties fo:font-size="13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fr" fo:country="FR"/>
    </style:style>
    <style:style style:name="MP2" style:family="paragraph" style:parent-style-name="Footer">
      <style:paragraph-properties fo:text-align="start" style:justify-single-word="false"/>
      <style:text-properties fo:language="fr" fo:country="FR" officeooo:rsid="0007ac95" officeooo:paragraph-rsid="0007ac95"/>
    </style:style>
    <style:style style:name="M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draw:frame draw:style-name="Mfr1" draw:name="Image1" text:anchor-type="paragraph" svg:x="4.9335in" svg:y="-0.5591in" svg:width="2.3681in" svg:height="0.8181in" draw:z-index="6"><draw:image xlink:href="Pictures/1000020100000280000000DD8384DC03F8C86393.png" xlink:type="simple" xlink:show="embed" xlink:actuate="onLoad"/></draw:frame><text:tab/><text:tab/></text:p>
      </style:header>
      <style:footer>
        <text:p text:style-name="MP2">Emerick Morel<text:tab/><text:page-number text:select-page="current">7</text:page-number>/<text:page-count>7</text:page-count><text:tab/>2016/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30T10:42:27.390508113</meta:creation-date>
    <dc:date>2017-05-30T11:57:50.185554513</dc:date>
    <meta:editing-duration>PT1H2M34S</meta:editing-duration>
    <meta:editing-cycles>31</meta:editing-cycles>
    <meta:generator>LibreOffice/5.2.6.2$Linux_X86_64 LibreOffice_project/20$Build-2</meta:generator>
    <meta:document-statistic meta:table-count="0" meta:image-count="1" meta:object-count="0" meta:page-count="7" meta:paragraph-count="63" meta:word-count="638" meta:character-count="4207" meta:non-whitespace-character-count="3591"/>
  </office:meta>
</office:document-meta>
</file>